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ext_20_body"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ext_20_body">
      <style:text-properties style:font-name="Arial" fo:font-size="8pt" style:font-size-asian="8pt" style:font-size-complex="8pt"/>
    </style:style>
    <style:style style:name="P5" style:family="paragraph" style:parent-style-name="Text_20_body">
      <style:text-properties style:font-name="Arial" fo:font-size="6pt" style:text-underline-style="none" style:font-size-asian="6pt" style:font-size-complex="6pt"/>
    </style:style>
    <style:style style:name="P6" style:family="paragraph" style:parent-style-name="Text_20_body">
      <style:text-properties style:font-name="Arial" fo:font-size="10pt" style:text-underline-style="none" style:font-size-asian="10pt" style:font-size-complex="10pt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text-align="end" style:justify-single-word="false"/>
      <style:text-properties style:font-name="Arial" fo:font-size="10pt" fo:language="es" fo:country="AR" style:font-size-asian="10pt" style:font-size-complex="10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left="0cm" fo:margin-right="0cm" fo:text-align="start" style:justify-single-word="false" fo:text-indent="12.541cm" style:auto-text-indent="false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12.541cm" style:auto-text-indent="false"/>
    </style:style>
    <style:style style:name="T1" style:family="text">
      <style:text-properties style:font-name="Arial Black" fo:font-size="13pt" fo:language="es" fo:country="MX" style:font-size-asian="13pt" style:font-size-complex="13pt"/>
    </style:style>
    <style:style style:name="T2" style:family="text">
      <style:text-properties style:font-name="Arial Black" fo:font-size="12pt" fo:language="es" fo:country="MX" style:font-size-asian="12pt" style:font-size-complex="12pt"/>
    </style:style>
    <style:style style:name="T3" style:family="text">
      <style:text-properties style:font-name="Arial Black" fo:font-size="20pt" fo:language="es" fo:country="MX" fo:font-weight="bold" style:font-size-asian="20pt" style:font-weight-asian="bold" style:font-size-complex="20pt" style:font-weight-complex="bold"/>
    </style:style>
    <style:style style:name="T4" style:family="text">
      <style:text-properties fo:color="#000000" style:font-name="Arial" fo:font-size="9pt" fo:language="es" fo:country="MX" style:text-underline-style="none" style:font-size-asian="9pt" style:font-size-complex="9pt"/>
    </style:style>
    <style:style style:name="T5" style:family="text">
      <style:text-properties fo:color="#000000" style:font-name="Arial" fo:font-size="9pt" fo:language="es" fo:country="MX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000000" style:font-name="Arial" fo:font-size="10pt" fo:language="es" fo:country="AR" style:text-underline-style="none" style:font-size-asian="10pt" style:font-size-complex="10pt"/>
    </style:style>
    <style:style style:name="T7" style:family="text">
      <style:text-properties fo:color="#000000" style:font-name="Arial" fo:language="es" fo:country="AR" style:text-underline-style="none"/>
    </style:style>
    <style:style style:name="T8" style:family="text">
      <style:text-properties fo:color="#000000" style:font-name="Arial" fo:font-size="8pt" fo:language="es" fo:country="AR" style:text-underline-style="none" style:font-size-asian="8pt" style:font-size-complex="8pt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Fuente_20_de_20_párrafo_20_predeter."><text:span text:style-name="T3">Efectivo al Instante</text:span></text:span></text:p>
      <text:p text:style-name="P1"><text:span text:style-name="Fuente_20_de_20_párrafo_20_predeter."><text:span text:style-name="T1">Recibo </text:span></text:span><text:span text:style-name="Fuente_20_de_20_párrafo_20_predeter."><text:span text:style-name="T2">$numeroRecibo </text:span></text:span></text:p>
      <text:p text:style-name="P2"/>
      <text:p text:style-name="P10">Calle 49 <text:s/>nro 843 entrepiso</text:p>
      <text:p text:style-name="P2">(1900) La Plata – Bs. As.</text:p>
      <text:p text:style-name="P2"><text:s/><text:tab/><text:tab/><text:tab/><text:tab/> <text:s text:c="24"/><text:tab/><text:tab/><text:tab/><text:tab/></text:p>
      <text:p text:style-name="P1"><text:span text:style-name="Fuente_20_de_20_párrafo_20_predeter."><text:span text:style-name="T5">La Plata $fecha <text:s/></text:span></text:span></text:p>
      <text:p text:style-name="P1"><text:span text:style-name="Fuente_20_de_20_párrafo_20_predeter."><text:span text:style-name="T4"><text:s text:c="2"/></text:span></text:span></text:p>
      <text:p text:style-name="P3">Recibimos de : $apellidoNombre</text:p>
      <text:p text:style-name="P4">En concepto de pago de cuotas por el crédito: $numeroCredito</text:p>
      <text:p text:style-name="P4">Detalle</text:p>
      <text:p text:style-name="P5">$detalleCuotas</text:p>
      <text:p text:style-name="P5">$detalleCuotaSocial</text:p>
      <text:p text:style-name="P5">$detalleBonificacion</text:p>
      <text:p text:style-name="P6"/>
      <text:p text:style-name="P7">Son <text:span text:style-name="T9">$montoCuotaEnLetras $</text:span>$montoTotalPagado</text:p>
      <text:p text:style-name="P8"><text:s text:c="2"/></text:p>
      <text:p text:style-name="P11"><text:span text:style-name="Fuente_20_de_20_párrafo_20_predeter."><text:span text:style-name="T6">Firma:</text:span></text:span><text:span text:style-name="Fuente_20_de_20_párrafo_20_predeter."><text:span text:style-name="T7"> </text:span></text:span></text:p>
      <text:p text:style-name="P11"><text:span text:style-name="Fuente_20_de_20_párrafo_20_predeter."><text:span text:style-name="T7"/></text:span></text:p>
      <text:p text:style-name="P11"><text:span text:style-name="Fuente_20_de_20_párrafo_20_predeter."><text:span text:style-name="T7"/></text:span></text:p>
      <text:p text:style-name="P11"><text:span text:style-name="Fuente_20_de_20_párrafo_20_predeter."><text:span text:style-name="T7"/></text:span></text:p>
      <text:p text:style-name="P12"><text:span text:style-name="Fuente_20_de_20_párrafo_20_predeter."><text:span text:style-name="T8">…...................................................................................................................................................................................................</text:span></text:span></text:p>
      <text:p text:style-name="P11"><text:span text:style-name="Fuente_20_de_20_párrafo_20_predeter."><text:span text:style-name="T7"/></text:span></text:p>
      <text:p text:style-name="P11"><text:span text:style-name="Fuente_20_de_20_párrafo_20_predeter."><text:span text:style-name="T7"/></text:span></text:p>
      <text:p text:style-name="P9"><text:span text:style-name="Fuente_20_de_20_párrafo_20_predeter."><text:span text:style-name="T3">Efectivo al Instante</text:span></text:span></text:p>
      <text:p text:style-name="P1"><text:span text:style-name="Fuente_20_de_20_párrafo_20_predeter."><text:span text:style-name="T1">Recibo </text:span></text:span><text:span text:style-name="Fuente_20_de_20_párrafo_20_predeter."><text:span text:style-name="T2">$numeroRecibo </text:span></text:span></text:p>
      <text:p text:style-name="P2"/>
      <text:p text:style-name="P10">Calle 49 <text:s/>nro 843 entrepiso</text:p>
      <text:p text:style-name="P2">(1900) La Plata – Bs. As.</text:p>
      <text:p text:style-name="P2"><text:s/><text:tab/><text:tab/><text:tab/><text:tab/> <text:s text:c="24"/><text:tab/><text:tab/><text:tab/><text:tab/></text:p>
      <text:p text:style-name="P1"><text:span text:style-name="Fuente_20_de_20_párrafo_20_predeter."><text:span text:style-name="T5">La Plata $fecha <text:s/></text:span></text:span></text:p>
      <text:p text:style-name="P1"><text:span text:style-name="Fuente_20_de_20_párrafo_20_predeter."><text:span text:style-name="T4"><text:s text:c="2"/></text:span></text:span></text:p>
      <text:p text:style-name="P3">Recibimos de : $apellidoNombre</text:p>
      <text:p text:style-name="P4">En concepto de pago de cuotas por el crédito: $numeroCredito</text:p>
      <text:p text:style-name="P4">Detalle</text:p>
      <text:p text:style-name="P5">$detalleCuotas</text:p>
      <text:p text:style-name="P5">$detalleCuotaSocial</text:p>
      <text:p text:style-name="P5">$detalleBonificacion</text:p>
      <text:p text:style-name="P6"/>
      <text:p text:style-name="P7">Son <text:span text:style-name="T9">$montoCuotaEnLetras $</text:span>$montoTotalPagado</text:p>
      <text:p text:style-name="P8"><text:s text:c="2"/></text:p>
      <text:p text:style-name="P11"><text:span text:style-name="Fuente_20_de_20_párrafo_20_predeter."><text:span text:style-name="T6">Firma:</text:span></text:span><text:span text:style-name="Fuente_20_de_20_párrafo_20_predeter."><text:span text:style-name="T7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0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8:21:46</meta:creation-date>
    <dc:date>2012-10-03T15:02:15.38</dc:date>
    <meta:editing-duration>PT23H32M42S</meta:editing-duration>
    <meta:editing-cycles>32</meta:editing-cycles>
    <meta:generator>OpenOffice.org/3.3$Win32 OpenOffice.org_project/330m20$Build-9567</meta:generator>
    <dc:creator>daniel madera</dc:creator>
    <meta:document-statistic meta:table-count="0" meta:image-count="0" meta:object-count="0" meta:page-count="1" meta:paragraph-count="33" meta:word-count="84" meta:character-count="890"/>
  </office:meta>
</office:document-meta>
</file>